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0.003cm" svg:y="117.893cm">
            <draw:object draw:notify-on-update-of-ranges="Arkusz1.A257:Arkusz1.A257 Arkusz1.B257:Arkusz1.M257 Arkusz1.A258:Arkusz1.A258 Arkusz1.B258:Arkusz1.M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date" office:date-value="2008-01-02" calcext:value-type="date">
            <text:p>2.01.2008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 table:formula="of:=IF((COUNTIF([.B2:.M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03" calcext:value-type="date">
            <text:p>3.01.2008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 table:formula="of:=IF((COUNTIF([.B3:.M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04" calcext:value-type="date">
            <text:p>4.01.2008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 table:formula="of:=IF((COUNTIF([.B4:.M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07" calcext:value-type="date">
            <text:p>7.01.2008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 table:formula="of:=IF((COUNTIF([.B5:.M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08" calcext:value-type="date">
            <text:p>8.01.20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 table:formula="of:=IF((COUNTIF([.B6:.M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09" calcext:value-type="date">
            <text:p>9.01.2008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 table:formula="of:=IF((COUNTIF([.B7:.M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0" calcext:value-type="date">
            <text:p>10.01.2008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 table:formula="of:=IF((COUNTIF([.B8:.M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1" calcext:value-type="date">
            <text:p>11.01.2008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 table:formula="of:=IF((COUNTIF([.B9:.M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4" calcext:value-type="date">
            <text:p>14.01.2008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 table:formula="of:=IF((COUNTIF([.B10:.M1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5" calcext:value-type="date">
            <text:p>15.01.2008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 table:formula="of:=IF((COUNTIF([.B11:.M1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6" calcext:value-type="date">
            <text:p>16.01.2008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 table:formula="of:=IF((COUNTIF([.B12:.M1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7" calcext:value-type="date">
            <text:p>17.01.2008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 table:formula="of:=IF((COUNTIF([.B13:.M1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18" calcext:value-type="date">
            <text:p>18.01.200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 table:formula="of:=IF((COUNTIF([.B14:.M1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1" calcext:value-type="date">
            <text:p>21.01.2008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 table:formula="of:=IF((COUNTIF([.B15:.M1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2" calcext:value-type="date">
            <text:p>22.01.2008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 table:formula="of:=IF((COUNTIF([.B16:.M1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3" calcext:value-type="date">
            <text:p>23.01.2008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 table:formula="of:=IF((COUNTIF([.B17:.M1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4" calcext:value-type="date">
            <text:p>24.01.2008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 table:formula="of:=IF((COUNTIF([.B18:.M1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5" calcext:value-type="date">
            <text:p>25.01.2008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 table:formula="of:=IF((COUNTIF([.B19:.M1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8" calcext:value-type="date">
            <text:p>28.01.200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 table:formula="of:=IF((COUNTIF([.B20:.M2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29" calcext:value-type="date">
            <text:p>29.01.2008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 table:formula="of:=IF((COUNTIF([.B21:.M2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30" calcext:value-type="date">
            <text:p>30.01.2008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 table:formula="of:=IF((COUNTIF([.B22:.M2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1-31" calcext:value-type="date">
            <text:p>31.01.2008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 table:formula="of:=IF((COUNTIF([.B23:.M2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1" calcext:value-type="date">
            <text:p>1.02.2008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 table:formula="of:=IF((COUNTIF([.B24:.M2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4" calcext:value-type="date">
            <text:p>4.02.2008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 table:formula="of:=IF((COUNTIF([.B25:.M2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5" calcext:value-type="date">
            <text:p>5.02.2008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 table:formula="of:=IF((COUNTIF([.B26:.M2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6" calcext:value-type="date">
            <text:p>6.02.2008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 table:formula="of:=IF((COUNTIF([.B27:.M2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7" calcext:value-type="date">
            <text:p>7.02.2008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 table:formula="of:=IF((COUNTIF([.B28:.M2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08" calcext:value-type="date">
            <text:p>8.02.20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 table:formula="of:=IF((COUNTIF([.B29:.M2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1" calcext:value-type="date">
            <text:p>11.02.2008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 table:formula="of:=IF((COUNTIF([.B30:.M3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2" calcext:value-type="date">
            <text:p>12.02.2008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 table:formula="of:=IF((COUNTIF([.B31:.M3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3" calcext:value-type="date">
            <text:p>13.02.2008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 table:formula="of:=IF((COUNTIF([.B32:.M3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4" calcext:value-type="date">
            <text:p>14.02.2008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 table:formula="of:=IF((COUNTIF([.B33:.M3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5" calcext:value-type="date">
            <text:p>15.02.2008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 table:formula="of:=IF((COUNTIF([.B34:.M3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8" calcext:value-type="date">
            <text:p>18.02.200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 table:formula="of:=IF((COUNTIF([.B35:.M3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19" calcext:value-type="date">
            <text:p>19.02.200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 table:formula="of:=IF((COUNTIF([.B36:.M3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0" calcext:value-type="date">
            <text:p>20.02.2008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 table:formula="of:=IF((COUNTIF([.B37:.M3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1" calcext:value-type="date">
            <text:p>21.02.200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 table:formula="of:=IF((COUNTIF([.B38:.M3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2" calcext:value-type="date">
            <text:p>22.02.2008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 table:formula="of:=IF((COUNTIF([.B39:.M3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5" calcext:value-type="date">
            <text:p>25.02.2008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 table:formula="of:=IF((COUNTIF([.B40:.M4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6" calcext:value-type="date">
            <text:p>26.02.2008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 table:formula="of:=IF((COUNTIF([.B41:.M4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7" calcext:value-type="date">
            <text:p>27.02.2008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 table:formula="of:=IF((COUNTIF([.B42:.M4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8" calcext:value-type="date">
            <text:p>28.02.200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 table:formula="of:=IF((COUNTIF([.B43:.M4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2-29" calcext:value-type="date">
            <text:p>29.02.2008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 table:formula="of:=IF((COUNTIF([.B44:.M4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03" calcext:value-type="date">
            <text:p>3.03.2008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 table:formula="of:=IF((COUNTIF([.B45:.M4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04" calcext:value-type="date">
            <text:p>4.03.2008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 table:formula="of:=IF((COUNTIF([.B46:.M4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05" calcext:value-type="date">
            <text:p>5.03.2008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 table:formula="of:=IF((COUNTIF([.B47:.M4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06" calcext:value-type="date">
            <text:p>6.03.2008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 table:formula="of:=IF((COUNTIF([.B48:.M4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07" calcext:value-type="date">
            <text:p>7.03.2008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 table:formula="of:=IF((COUNTIF([.B49:.M4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0" calcext:value-type="date">
            <text:p>10.03.200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 table:formula="of:=IF((COUNTIF([.B50:.M5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1" calcext:value-type="date">
            <text:p>11.03.2008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 table:formula="of:=IF((COUNTIF([.B51:.M5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2" calcext:value-type="date">
            <text:p>12.03.2008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table:formula="of:=IF((COUNTIF([.B52:.M5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3" calcext:value-type="date">
            <text:p>13.03.2008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 table:formula="of:=IF((COUNTIF([.B53:.M5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4" calcext:value-type="date">
            <text:p>14.03.2008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 table:formula="of:=IF((COUNTIF([.B54:.M5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7" calcext:value-type="date">
            <text:p>17.03.2008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 table:formula="of:=IF((COUNTIF([.B55:.M5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8" calcext:value-type="date">
            <text:p>18.03.200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 table:formula="of:=IF((COUNTIF([.B56:.M5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19" calcext:value-type="date">
            <text:p>19.03.2008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 table:formula="of:=IF((COUNTIF([.B57:.M5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20" calcext:value-type="date">
            <text:p>20.03.2008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 table:formula="of:=IF((COUNTIF([.B58:.M5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25" calcext:value-type="date">
            <text:p>25.03.200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 table:formula="of:=IF((COUNTIF([.B59:.M5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26" calcext:value-type="date">
            <text:p>26.03.2008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 table:formula="of:=IF((COUNTIF([.B60:.M6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27" calcext:value-type="date">
            <text:p>27.03.2008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 table:formula="of:=IF((COUNTIF([.B61:.M6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28" calcext:value-type="date">
            <text:p>28.03.200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 table:formula="of:=IF((COUNTIF([.B62:.M6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3-31" calcext:value-type="date">
            <text:p>31.03.2008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 table:formula="of:=IF((COUNTIF([.B63:.M6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1" calcext:value-type="date">
            <text:p>1.04.2008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 table:formula="of:=IF((COUNTIF([.B64:.M6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2" calcext:value-type="date">
            <text:p>2.04.2008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 table:formula="of:=IF((COUNTIF([.B65:.M6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3" calcext:value-type="date">
            <text:p>3.04.2008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 table:formula="of:=IF((COUNTIF([.B66:.M6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4" calcext:value-type="date">
            <text:p>4.04.2008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 table:formula="of:=IF((COUNTIF([.B67:.M6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7" calcext:value-type="date">
            <text:p>7.04.2008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 table:formula="of:=IF((COUNTIF([.B68:.M6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8" calcext:value-type="date">
            <text:p>8.04.20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 table:formula="of:=IF((COUNTIF([.B69:.M6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09" calcext:value-type="date">
            <text:p>9.04.2008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 table:formula="of:=IF((COUNTIF([.B70:.M7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0" calcext:value-type="date">
            <text:p>10.04.200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table:formula="of:=IF((COUNTIF([.B71:.M7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1" calcext:value-type="date">
            <text:p>11.04.2008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 table:formula="of:=IF((COUNTIF([.B72:.M7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4" calcext:value-type="date">
            <text:p>14.04.2008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 table:formula="of:=IF((COUNTIF([.B73:.M7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5" calcext:value-type="date">
            <text:p>15.04.2008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 table:formula="of:=IF((COUNTIF([.B74:.M7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6" calcext:value-type="date">
            <text:p>16.04.2008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 table:formula="of:=IF((COUNTIF([.B75:.M7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7" calcext:value-type="date">
            <text:p>17.04.2008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 table:formula="of:=IF((COUNTIF([.B76:.M7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18" calcext:value-type="date">
            <text:p>18.04.200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 table:formula="of:=IF((COUNTIF([.B77:.M7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1" calcext:value-type="date">
            <text:p>21.04.2008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 table:formula="of:=IF((COUNTIF([.B78:.M7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2" calcext:value-type="date">
            <text:p>22.04.2008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 table:formula="of:=IF((COUNTIF([.B79:.M7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3" calcext:value-type="date">
            <text:p>23.04.2008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 table:formula="of:=IF((COUNTIF([.B80:.M8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4" calcext:value-type="date">
            <text:p>24.04.2008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 table:formula="of:=IF((COUNTIF([.B81:.M8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5" calcext:value-type="date">
            <text:p>25.04.2008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 table:formula="of:=IF((COUNTIF([.B82:.M8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8" calcext:value-type="date">
            <text:p>28.04.200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 table:formula="of:=IF((COUNTIF([.B83:.M8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29" calcext:value-type="date">
            <text:p>29.04.200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 table:formula="of:=IF((COUNTIF([.B84:.M8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4-30" calcext:value-type="date">
            <text:p>30.04.2008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 table:formula="of:=IF((COUNTIF([.B85:.M8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5" calcext:value-type="date">
            <text:p>5.05.2008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 table:formula="of:=IF((COUNTIF([.B86:.M8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6" calcext:value-type="date">
            <text:p>6.05.20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 table:formula="of:=IF((COUNTIF([.B87:.M8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7" calcext:value-type="date">
            <text:p>7.05.2008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 table:formula="of:=IF((COUNTIF([.B88:.M8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8" calcext:value-type="date">
            <text:p>8.05.20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 table:formula="of:=IF((COUNTIF([.B89:.M8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9" calcext:value-type="date">
            <text:p>9.05.2008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 table:formula="of:=IF((COUNTIF([.B90:.M9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2" calcext:value-type="date">
            <text:p>12.05.2008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table:formula="of:=IF((COUNTIF([.B91:.M9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3" calcext:value-type="date">
            <text:p>13.05.2008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 table:formula="of:=IF((COUNTIF([.B92:.M9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4" calcext:value-type="date">
            <text:p>14.05.2008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 table:formula="of:=IF((COUNTIF([.B93:.M9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5" calcext:value-type="date">
            <text:p>15.05.2008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 table:formula="of:=IF((COUNTIF([.B94:.M9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6" calcext:value-type="date">
            <text:p>16.05.2008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 table:formula="of:=IF((COUNTIF([.B95:.M9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19" calcext:value-type="date">
            <text:p>19.05.2008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 table:formula="of:=IF((COUNTIF([.B96:.M9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0" calcext:value-type="date">
            <text:p>20.05.2008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 table:formula="of:=IF((COUNTIF([.B97:.M9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1" calcext:value-type="date">
            <text:p>21.05.2008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 table:formula="of:=IF((COUNTIF([.B98:.M9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3" calcext:value-type="date">
            <text:p>23.05.2008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 table:formula="of:=IF((COUNTIF([.B99:.M9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6" calcext:value-type="date">
            <text:p>26.05.2008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 table:formula="of:=IF((COUNTIF([.B100:.M10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7" calcext:value-type="date">
            <text:p>27.05.2008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 table:formula="of:=IF((COUNTIF([.B101:.M10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8" calcext:value-type="date">
            <text:p>28.05.200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 table:formula="of:=IF((COUNTIF([.B102:.M10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29" calcext:value-type="date">
            <text:p>29.05.2008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 table:formula="of:=IF((COUNTIF([.B103:.M10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30" calcext:value-type="date">
            <text:p>30.05.200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 table:formula="of:=IF((COUNTIF([.B104:.M10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2" calcext:value-type="date">
            <text:p>2.06.2008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 table:formula="of:=IF((COUNTIF([.B105:.M10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3" calcext:value-type="date">
            <text:p>3.06.200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 table:formula="of:=IF((COUNTIF([.B106:.M10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4" calcext:value-type="date">
            <text:p>4.06.200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 table:formula="of:=IF((COUNTIF([.B107:.M10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5" calcext:value-type="date">
            <text:p>5.06.200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 table:formula="of:=IF((COUNTIF([.B108:.M10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6" calcext:value-type="date">
            <text:p>6.06.2008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 table:formula="of:=IF((COUNTIF([.B109:.M10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09" calcext:value-type="date">
            <text:p>9.06.2008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 table:formula="of:=IF((COUNTIF([.B110:.M11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0" calcext:value-type="date">
            <text:p>10.06.2008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 table:formula="of:=IF((COUNTIF([.B111:.M11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1" calcext:value-type="date">
            <text:p>11.06.2008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 table:formula="of:=IF((COUNTIF([.B112:.M11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2" calcext:value-type="date">
            <text:p>12.06.2008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 table:formula="of:=IF((COUNTIF([.B113:.M11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3" calcext:value-type="date">
            <text:p>13.06.2008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 table:formula="of:=IF((COUNTIF([.B114:.M11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6" calcext:value-type="date">
            <text:p>16.06.2008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 table:formula="of:=IF((COUNTIF([.B115:.M11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7" calcext:value-type="date">
            <text:p>17.06.2008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 table:formula="of:=IF((COUNTIF([.B116:.M11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8" calcext:value-type="date">
            <text:p>18.06.200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 table:formula="of:=IF((COUNTIF([.B117:.M11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9" calcext:value-type="date">
            <text:p>19.06.2008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 table:formula="of:=IF((COUNTIF([.B118:.M11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0" calcext:value-type="date">
            <text:p>20.06.2008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 table:formula="of:=IF((COUNTIF([.B119:.M11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3" calcext:value-type="date">
            <text:p>23.06.2008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 table:formula="of:=IF((COUNTIF([.B120:.M12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4" calcext:value-type="date">
            <text:p>24.06.2008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 table:formula="of:=IF((COUNTIF([.B121:.M12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5" calcext:value-type="date">
            <text:p>25.06.2008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 table:formula="of:=IF((COUNTIF([.B122:.M12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6" calcext:value-type="date">
            <text:p>26.06.2008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formula="of:=IF((COUNTIF([.B123:.M12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27" calcext:value-type="date">
            <text:p>27.06.2008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formula="of:=IF((COUNTIF([.B124:.M12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30" calcext:value-type="date">
            <text:p>30.06.2008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 table:formula="of:=IF((COUNTIF([.B125:.M12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01" calcext:value-type="date">
            <text:p>1.07.2008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 table:formula="of:=IF((COUNTIF([.B126:.M12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02" calcext:value-type="date">
            <text:p>2.07.2008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formula="of:=IF((COUNTIF([.B127:.M12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03" calcext:value-type="date">
            <text:p>3.07.2008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formula="of:=IF((COUNTIF([.B128:.M12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04" calcext:value-type="date">
            <text:p>4.07.2008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 table:formula="of:=IF((COUNTIF([.B129:.M12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07" calcext:value-type="date">
            <text:p>7.07.2008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 table:formula="of:=IF((COUNTIF([.B130:.M13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08" calcext:value-type="date">
            <text:p>8.07.20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 table:formula="of:=IF((COUNTIF([.B131:.M13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09" calcext:value-type="date">
            <text:p>9.07.2008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 table:formula="of:=IF((COUNTIF([.B132:.M13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10" calcext:value-type="date">
            <text:p>10.07.2008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 table:formula="of:=IF((COUNTIF([.B133:.M13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1" calcext:value-type="date">
            <text:p>11.07.2008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 table:formula="of:=IF((COUNTIF([.B134:.M13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4" calcext:value-type="date">
            <text:p>14.07.2008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 table:formula="of:=IF((COUNTIF([.B135:.M13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5" calcext:value-type="date">
            <text:p>15.07.2008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 table:formula="of:=IF((COUNTIF([.B136:.M13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6" calcext:value-type="date">
            <text:p>16.07.2008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 table:formula="of:=IF((COUNTIF([.B137:.M13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7" calcext:value-type="date">
            <text:p>17.07.2008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 table:formula="of:=IF((COUNTIF([.B138:.M13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18" calcext:value-type="date">
            <text:p>18.07.200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 table:formula="of:=IF((COUNTIF([.B139:.M13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1" calcext:value-type="date">
            <text:p>21.07.2008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 table:formula="of:=IF((COUNTIF([.B140:.M14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2" calcext:value-type="date">
            <text:p>22.07.2008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 table:formula="of:=IF((COUNTIF([.B141:.M14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3" calcext:value-type="date">
            <text:p>23.07.2008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 table:formula="of:=IF((COUNTIF([.B142:.M14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24" calcext:value-type="date">
            <text:p>24.07.2008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 table:formula="of:=IF((COUNTIF([.B143:.M14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5" calcext:value-type="date">
            <text:p>25.07.2008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 table:formula="of:=IF((COUNTIF([.B144:.M14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8" calcext:value-type="date">
            <text:p>28.07.200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 table:formula="of:=IF((COUNTIF([.B145:.M14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29" calcext:value-type="date">
            <text:p>29.07.2008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 table:formula="of:=IF((COUNTIF([.B146:.M14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30" calcext:value-type="date">
            <text:p>30.07.2008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 table:formula="of:=IF((COUNTIF([.B147:.M14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7-31" calcext:value-type="date">
            <text:p>31.07.2008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 table:formula="of:=IF((COUNTIF([.B148:.M14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1" calcext:value-type="date">
            <text:p>1.08.2008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 table:formula="of:=IF((COUNTIF([.B149:.M14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4" calcext:value-type="date">
            <text:p>4.08.2008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 table:formula="of:=IF((COUNTIF([.B150:.M15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5" calcext:value-type="date">
            <text:p>5.08.2008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 table:formula="of:=IF((COUNTIF([.B151:.M15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6" calcext:value-type="date">
            <text:p>6.08.2008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 table:formula="of:=IF((COUNTIF([.B152:.M15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7" calcext:value-type="date">
            <text:p>7.08.2008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 table:formula="of:=IF((COUNTIF([.B153:.M15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08" calcext:value-type="date">
            <text:p>8.08.20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 table:formula="of:=IF((COUNTIF([.B154:.M15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1" calcext:value-type="date">
            <text:p>11.08.200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 table:formula="of:=IF((COUNTIF([.B155:.M15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2" calcext:value-type="date">
            <text:p>12.08.2008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 table:formula="of:=IF((COUNTIF([.B156:.M15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3" calcext:value-type="date">
            <text:p>13.08.2008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 table:formula="of:=IF((COUNTIF([.B157:.M15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4" calcext:value-type="date">
            <text:p>14.08.2008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 table:formula="of:=IF((COUNTIF([.B158:.M15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8" calcext:value-type="date">
            <text:p>18.08.20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 table:formula="of:=IF((COUNTIF([.B159:.M15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19" calcext:value-type="date">
            <text:p>19.08.2008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 table:formula="of:=IF((COUNTIF([.B160:.M16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0" calcext:value-type="date">
            <text:p>20.08.2008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 table:formula="of:=IF((COUNTIF([.B161:.M16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1" calcext:value-type="date">
            <text:p>21.08.2008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 table:formula="of:=IF((COUNTIF([.B162:.M16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8-22" calcext:value-type="date">
            <text:p>22.08.2008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 table:formula="of:=IF((COUNTIF([.B163:.M16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5" calcext:value-type="date">
            <text:p>25.08.2008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 table:formula="of:=IF((COUNTIF([.B164:.M16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6" calcext:value-type="date">
            <text:p>26.08.2008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 table:formula="of:=IF((COUNTIF([.B165:.M16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7" calcext:value-type="date">
            <text:p>27.08.2008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 table:formula="of:=IF((COUNTIF([.B166:.M16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8-28" calcext:value-type="date">
            <text:p>28.08.200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 table:formula="of:=IF((COUNTIF([.B167:.M167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8-29" calcext:value-type="date">
            <text:p>29.08.2008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 table:formula="of:=IF((COUNTIF([.B168:.M168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1" calcext:value-type="date">
            <text:p>1.09.2008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 table:formula="of:=IF((COUNTIF([.B169:.M169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2" calcext:value-type="date">
            <text:p>2.09.2008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 table:formula="of:=IF((COUNTIF([.B170:.M170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3" calcext:value-type="date">
            <text:p>3.09.2008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 table:formula="of:=IF((COUNTIF([.B171:.M171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4" calcext:value-type="date">
            <text:p>4.09.2008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 table:formula="of:=IF((COUNTIF([.B172:.M172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5" calcext:value-type="date">
            <text:p>5.09.2008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 table:formula="of:=IF((COUNTIF([.B173:.M173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8" calcext:value-type="date">
            <text:p>8.09.20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 table:formula="of:=IF((COUNTIF([.B174:.M174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9" calcext:value-type="date">
            <text:p>9.09.2008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 table:formula="of:=IF((COUNTIF([.B175:.M175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10" calcext:value-type="date">
            <text:p>10.09.2008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 table:formula="of:=IF((COUNTIF([.B176:.M176];&quot;&gt;33&quot;)=12);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11" calcext:value-type="date">
            <text:p>11.09.2008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 table:formula="of:=IF((COUNTIF([.B177:.M17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2" calcext:value-type="date">
            <text:p>12.09.2008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 table:formula="of:=IF((COUNTIF([.B178:.M17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5" calcext:value-type="date">
            <text:p>15.09.2008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 table:formula="of:=IF((COUNTIF([.B179:.M17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6" calcext:value-type="date">
            <text:p>16.09.2008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 table:formula="of:=IF((COUNTIF([.B180:.M18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7" calcext:value-type="date">
            <text:p>17.09.2008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 table:formula="of:=IF((COUNTIF([.B181:.M18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8" calcext:value-type="date">
            <text:p>18.09.200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 table:formula="of:=IF((COUNTIF([.B182:.M18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19" calcext:value-type="date">
            <text:p>19.09.2008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 table:formula="of:=IF((COUNTIF([.B183:.M18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2" calcext:value-type="date">
            <text:p>22.09.2008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table:formula="of:=IF((COUNTIF([.B184:.M18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3" calcext:value-type="date">
            <text:p>23.09.2008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 table:formula="of:=IF((COUNTIF([.B185:.M18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4" calcext:value-type="date">
            <text:p>24.09.2008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 table:formula="of:=IF((COUNTIF([.B186:.M18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5" calcext:value-type="date">
            <text:p>25.09.200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 table:formula="of:=IF((COUNTIF([.B187:.M18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6" calcext:value-type="date">
            <text:p>26.09.2008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table:formula="of:=IF((COUNTIF([.B188:.M18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29" calcext:value-type="date">
            <text:p>29.09.2008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 table:formula="of:=IF((COUNTIF([.B189:.M18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30" calcext:value-type="date">
            <text:p>30.09.2008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 table:formula="of:=IF((COUNTIF([.B190:.M19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1" calcext:value-type="date">
            <text:p>1.10.2008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 table:formula="of:=IF((COUNTIF([.B191:.M19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2" calcext:value-type="date">
            <text:p>2.10.2008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 table:formula="of:=IF((COUNTIF([.B192:.M19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3" calcext:value-type="date">
            <text:p>3.10.2008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 table:formula="of:=IF((COUNTIF([.B193:.M19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6" calcext:value-type="date">
            <text:p>6.10.2008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 table:formula="of:=IF((COUNTIF([.B194:.M19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7" calcext:value-type="date">
            <text:p>7.10.2008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 table:formula="of:=IF((COUNTIF([.B195:.M19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8" calcext:value-type="date">
            <text:p>8.10.20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 table:formula="of:=IF((COUNTIF([.B196:.M19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9" calcext:value-type="date">
            <text:p>9.10.2008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 table:formula="of:=IF((COUNTIF([.B197:.M19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0" calcext:value-type="date">
            <text:p>10.10.2008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 table:formula="of:=IF((COUNTIF([.B198:.M19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3" calcext:value-type="date">
            <text:p>13.10.2008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 table:formula="of:=IF((COUNTIF([.B199:.M19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4" calcext:value-type="date">
            <text:p>14.10.2008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 table:formula="of:=IF((COUNTIF([.B200:.M20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5" calcext:value-type="date">
            <text:p>15.10.2008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 table:formula="of:=IF((COUNTIF([.B201:.M20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6" calcext:value-type="date">
            <text:p>16.10.2008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 table:formula="of:=IF((COUNTIF([.B202:.M20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17" calcext:value-type="date">
            <text:p>17.10.2008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 table:formula="of:=IF((COUNTIF([.B203:.M20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0" calcext:value-type="date">
            <text:p>20.10.2008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 table:formula="of:=IF((COUNTIF([.B204:.M20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1" calcext:value-type="date">
            <text:p>21.10.2008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 table:formula="of:=IF((COUNTIF([.B205:.M20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2" calcext:value-type="date">
            <text:p>22.10.2008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 table:formula="of:=IF((COUNTIF([.B206:.M20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3" calcext:value-type="date">
            <text:p>23.10.2008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 table:formula="of:=IF((COUNTIF([.B207:.M20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4" calcext:value-type="date">
            <text:p>24.10.2008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table:formula="of:=IF((COUNTIF([.B208:.M20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7" calcext:value-type="date">
            <text:p>27.10.2008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formula="of:=IF((COUNTIF([.B209:.M20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8" calcext:value-type="date">
            <text:p>28.10.200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formula="of:=IF((COUNTIF([.B210:.M21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29" calcext:value-type="date">
            <text:p>29.10.2008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 table:formula="of:=IF((COUNTIF([.B211:.M21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30" calcext:value-type="date">
            <text:p>30.10.2008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 table:formula="of:=IF((COUNTIF([.B212:.M21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31" calcext:value-type="date">
            <text:p>31.10.2008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 table:formula="of:=IF((COUNTIF([.B213:.M21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3" calcext:value-type="date">
            <text:p>3.11.2008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 table:formula="of:=IF((COUNTIF([.B214:.M21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4" calcext:value-type="date">
            <text:p>4.11.2008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 table:formula="of:=IF((COUNTIF([.B215:.M21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5" calcext:value-type="date">
            <text:p>5.11.2008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 table:formula="of:=IF((COUNTIF([.B216:.M21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6" calcext:value-type="date">
            <text:p>6.11.2008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 table:formula="of:=IF((COUNTIF([.B217:.M21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7" calcext:value-type="date">
            <text:p>7.11.2008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 table:formula="of:=IF((COUNTIF([.B218:.M21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0" calcext:value-type="date">
            <text:p>10.11.2008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 table:formula="of:=IF((COUNTIF([.B219:.M21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2" calcext:value-type="date">
            <text:p>12.11.2008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formula="of:=IF((COUNTIF([.B220:.M22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3" calcext:value-type="date">
            <text:p>13.11.2008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 table:formula="of:=IF((COUNTIF([.B221:.M22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4" calcext:value-type="date">
            <text:p>14.11.2008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 table:formula="of:=IF((COUNTIF([.B222:.M22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7" calcext:value-type="date">
            <text:p>17.11.2008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table:formula="of:=IF((COUNTIF([.B223:.M22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8" calcext:value-type="date">
            <text:p>18.11.200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 table:formula="of:=IF((COUNTIF([.B224:.M22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19" calcext:value-type="date">
            <text:p>19.11.2008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 table:formula="of:=IF((COUNTIF([.B225:.M22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0" calcext:value-type="date">
            <text:p>20.11.2008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 table:formula="of:=IF((COUNTIF([.B226:.M22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1" calcext:value-type="date">
            <text:p>21.11.2008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 table:formula="of:=IF((COUNTIF([.B227:.M22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4" calcext:value-type="date">
            <text:p>24.11.200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 table:formula="of:=IF((COUNTIF([.B228:.M22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5" calcext:value-type="date">
            <text:p>25.11.2008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 table:formula="of:=IF((COUNTIF([.B229:.M22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6" calcext:value-type="date">
            <text:p>26.11.2008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 table:formula="of:=IF((COUNTIF([.B230:.M23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7" calcext:value-type="date">
            <text:p>27.11.200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 table:formula="of:=IF((COUNTIF([.B231:.M23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28" calcext:value-type="date">
            <text:p>28.11.200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formula="of:=IF((COUNTIF([.B232:.M23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1" calcext:value-type="date">
            <text:p>1.12.2008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 table:formula="of:=IF((COUNTIF([.B233:.M23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2" calcext:value-type="date">
            <text:p>2.12.2008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 table:formula="of:=IF((COUNTIF([.B234:.M23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3" calcext:value-type="date">
            <text:p>3.12.2008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 table:formula="of:=IF((COUNTIF([.B235:.M23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4" calcext:value-type="date">
            <text:p>4.12.2008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 table:formula="of:=IF((COUNTIF([.B236:.M23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5" calcext:value-type="date">
            <text:p>5.12.2008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 table:formula="of:=IF((COUNTIF([.B237:.M23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8" calcext:value-type="date">
            <text:p>8.12.20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 table:formula="of:=IF((COUNTIF([.B238:.M23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9" calcext:value-type="date">
            <text:p>9.12.2008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 table:formula="of:=IF((COUNTIF([.B239:.M23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0" calcext:value-type="date">
            <text:p>10.12.2008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 table:formula="of:=IF((COUNTIF([.B240:.M24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1" calcext:value-type="date">
            <text:p>11.12.200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 table:formula="of:=IF((COUNTIF([.B241:.M24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2" calcext:value-type="date">
            <text:p>12.12.2008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 table:formula="of:=IF((COUNTIF([.B242:.M242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5" calcext:value-type="date">
            <text:p>15.12.200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 table:formula="of:=IF((COUNTIF([.B243:.M243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6" calcext:value-type="date">
            <text:p>16.12.2008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 table:formula="of:=IF((COUNTIF([.B244:.M244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7" calcext:value-type="date">
            <text:p>17.12.2008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 table:formula="of:=IF((COUNTIF([.B245:.M245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8" calcext:value-type="date">
            <text:p>18.12.200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 table:formula="of:=IF((COUNTIF([.B246:.M246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19" calcext:value-type="date">
            <text:p>19.12.2008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 table:formula="of:=IF((COUNTIF([.B247:.M247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22" calcext:value-type="date">
            <text:p>22.12.2008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 table:formula="of:=IF((COUNTIF([.B248:.M248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23" calcext:value-type="date">
            <text:p>23.12.2008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 table:formula="of:=IF((COUNTIF([.B249:.M249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29" calcext:value-type="date">
            <text:p>29.12.2008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 table:formula="of:=IF((COUNTIF([.B250:.M250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30" calcext:value-type="date">
            <text:p>30.12.2008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 table:formula="of:=IF((COUNTIF([.B251:.M251];&quot;&gt;33&quot;)=12);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31" calcext:value-type="date">
            <text:p>31.12.2008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 table:formula="of:=IF((COUNTIF([.B252:.M252];&quot;&gt;33&quot;)=12);1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A) ŚRENDIA:</text:p>
          </table:table-cell>
          <table:table-cell table:formula="of:=ROUND(AVERAGE([.B2:.M252]);2)" office:value-type="float" office:value="37.12" calcext:value-type="float">
            <text:p>37,12</text:p>
          </table:table-cell>
          <table:table-cell table:formula="of:=ROUND(AVERAGE([.C2:.C252]);2)" office:value-type="float" office:value="37.14" calcext:value-type="float">
            <text:p>37,14</text:p>
          </table:table-cell>
          <table:table-cell table:formula="of:=ROUND(AVERAGE([.D2:.D252]);2)" office:value-type="float" office:value="38.3" calcext:value-type="float">
            <text:p>38,3</text:p>
          </table:table-cell>
          <table:table-cell table:formula="of:=ROUND(AVERAGE([.E2:.E252]);2)" office:value-type="float" office:value="39" calcext:value-type="float">
            <text:p>39</text:p>
          </table:table-cell>
          <table:table-cell table:formula="of:=ROUND(AVERAGE([.F2:.F252]);2)" office:value-type="float" office:value="39.28" calcext:value-type="float">
            <text:p>39,28</text:p>
          </table:table-cell>
          <table:table-cell table:formula="of:=ROUND(AVERAGE([.G2:.G252]);2)" office:value-type="float" office:value="39.56" calcext:value-type="float">
            <text:p>39,56</text:p>
          </table:table-cell>
          <table:table-cell table:formula="of:=ROUND(AVERAGE([.H2:.H252]);2)" office:value-type="float" office:value="33.4" calcext:value-type="float">
            <text:p>33,4</text:p>
          </table:table-cell>
          <table:table-cell table:formula="of:=ROUND(AVERAGE([.I2:.I252]);2)" office:value-type="float" office:value="33.44" calcext:value-type="float">
            <text:p>33,44</text:p>
          </table:table-cell>
          <table:table-cell table:formula="of:=ROUND(AVERAGE([.J2:.J252]);2)" office:value-type="float" office:value="33.49" calcext:value-type="float">
            <text:p>33,49</text:p>
          </table:table-cell>
          <table:table-cell table:formula="of:=ROUND(AVERAGE([.K2:.K252]);2)" office:value-type="float" office:value="38.34" calcext:value-type="float">
            <text:p>38,34</text:p>
          </table:table-cell>
          <table:table-cell table:formula="of:=ROUND(AVERAGE([.L2:.L252]);2)" office:value-type="float" office:value="38.42" calcext:value-type="float">
            <text:p>38,42</text:p>
          </table:table-cell>
          <table:table-cell table:formula="of:=ROUND(AVERAGE([.M2:.M252]);2)" office:value-type="float" office:value="38.49" calcext:value-type="float">
            <text:p>38,49</text:p>
          </table:table-cell>
          <table:table-cell/>
        </table:table-row>
        <table:table-row table:style-name="ro1">
          <table:table-cell table:style-name="Default" office:value-type="string" calcext:value-type="string">
            <text:p>B) </text:p>
          </table:table-cell>
          <table:table-cell table:formula="of:=COUNTIF([.N2:.N252];&quot;=1&quot;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)</text:p>
          </table:table-cell>
          <table:table-cell table:formula="of:=MODE([.B2:.M252])" office:value-type="float" office:value="42.98" calcext:value-type="float">
            <text:p>42,98</text:p>
          </table:table-cell>
          <table:table-cell table:formula="of:=COUNTIF([.B2:.M252];&quot;=42,98&quot;)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D) MIN</text:p>
          </table:table-cell>
          <table:table-cell table:formula="of:=MIN([.B2:.B252])" office:value-type="float" office:value="20.82" calcext:value-type="float">
            <text:p>20,82</text:p>
          </table:table-cell>
          <table:table-cell table:formula="of:=MIN([.C2:.C252])" office:value-type="float" office:value="21.21" calcext:value-type="float">
            <text:p>21,21</text:p>
          </table:table-cell>
          <table:table-cell table:formula="of:=MIN([.D2:.D252])" office:value-type="float" office:value="21.92" calcext:value-type="float">
            <text:p>21,92</text:p>
          </table:table-cell>
          <table:table-cell table:formula="of:=MIN([.E2:.E252])" office:value-type="float" office:value="18.76" calcext:value-type="float">
            <text:p>18,76</text:p>
          </table:table-cell>
          <table:table-cell table:formula="of:=MIN([.F2:.F252])" office:value-type="float" office:value="18.94" calcext:value-type="float">
            <text:p>18,94</text:p>
          </table:table-cell>
          <table:table-cell table:formula="of:=MIN([.G2:.G252])" office:value-type="float" office:value="19.12" calcext:value-type="float">
            <text:p>19,12</text:p>
          </table:table-cell>
          <table:table-cell table:formula="of:=MIN([.H2:.H252])" office:value-type="float" office:value="16.04" calcext:value-type="float">
            <text:p>16,04</text:p>
          </table:table-cell>
          <table:table-cell table:formula="of:=MIN([.I2:.I252])" office:value-type="float" office:value="16.08" calcext:value-type="float">
            <text:p>16,08</text:p>
          </table:table-cell>
          <table:table-cell table:formula="of:=MIN([.J2:.J252])" office:value-type="float" office:value="16.12" calcext:value-type="float">
            <text:p>16,12</text:p>
          </table:table-cell>
          <table:table-cell table:formula="of:=MIN([.K2:.K252])" office:value-type="float" office:value="20.33" calcext:value-type="float">
            <text:p>20,33</text:p>
          </table:table-cell>
          <table:table-cell table:formula="of:=MIN([.L2:.L252])" office:value-type="float" office:value="20.41" calcext:value-type="float">
            <text:p>20,41</text:p>
          </table:table-cell>
          <table:table-cell table:formula="of:=MIN([.M2:.M252])" office:value-type="float" office:value="20.5" calcext:value-type="float">
            <text:p>20,5</text:p>
          </table:table-cell>
          <table:table-cell/>
        </table:table-row>
        <table:table-row table:style-name="ro1">
          <table:table-cell table:style-name="Default" office:value-type="string" calcext:value-type="string">
            <text:p>D) MAX</text:p>
          </table:table-cell>
          <table:table-cell table:formula="of:=MAX([.B2:.B252])" office:value-type="float" office:value="50.9" calcext:value-type="float">
            <text:p>50,9</text:p>
          </table:table-cell>
          <table:table-cell table:formula="of:=MAX([.C2:.C252])" office:value-type="float" office:value="51.62" calcext:value-type="float">
            <text:p>51,62</text:p>
          </table:table-cell>
          <table:table-cell table:formula="of:=MAX([.D2:.D252])" office:value-type="float" office:value="53.12" calcext:value-type="float">
            <text:p>53,12</text:p>
          </table:table-cell>
          <table:table-cell table:formula="of:=MAX([.E2:.E252])" office:value-type="float" office:value="58.66" calcext:value-type="float">
            <text:p>58,66</text:p>
          </table:table-cell>
          <table:table-cell table:formula="of:=MAX([.F2:.F252])" office:value-type="float" office:value="58.96" calcext:value-type="float">
            <text:p>58,96</text:p>
          </table:table-cell>
          <table:table-cell table:formula="of:=MAX([.G2:.G252])" office:value-type="float" office:value="59.26" calcext:value-type="float">
            <text:p>59,26</text:p>
          </table:table-cell>
          <table:table-cell table:formula="of:=MAX([.H2:.H252])" office:value-type="float" office:value="48.15" calcext:value-type="float">
            <text:p>48,15</text:p>
          </table:table-cell>
          <table:table-cell table:formula="of:=MAX([.I2:.I252])" office:value-type="float" office:value="48.17" calcext:value-type="float">
            <text:p>48,17</text:p>
          </table:table-cell>
          <table:table-cell table:formula="of:=MAX([.J2:.J252])" office:value-type="float" office:value="48.19" calcext:value-type="float">
            <text:p>48,19</text:p>
          </table:table-cell>
          <table:table-cell table:formula="of:=MAX([.K2:.K252])" office:value-type="float" office:value="50.23" calcext:value-type="float">
            <text:p>50,23</text:p>
          </table:table-cell>
          <table:table-cell table:formula="of:=MAX([.L2:.L252])" office:value-type="float" office:value="50.23" calcext:value-type="float">
            <text:p>50,23</text:p>
          </table:table-cell>
          <table:table-cell table:formula="of:=MAX([.M2:.M252])" office:value-type="float" office:value="50.23" calcext:value-type="float">
            <text:p>50,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 style:data-style-name="N2" text:time-value="13:41:37.95092107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8:29:39.595948694</meta:creation-date>
    <meta:generator>LibreOffice/7.0.6.2$Linux_X86_64 LibreOffice_project/00$Build-2</meta:generator>
    <dc:date>2022-09-20T14:14:23.845522220</dc:date>
    <meta:editing-duration>PT16M26S</meta:editing-duration>
    <meta:editing-cycles>3</meta:editing-cycles>
    <meta:document-statistic meta:table-count="1" meta:cell-count="35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najwyższa i najniższa cena jednostki</text:p>
        </chart:title>
        <chart:legend chart:legend-position="end" svg:x="13.439cm" svg:y="3.952cm" style:legend-expansion="high" chart:style-name="ch3"/>
        <chart:plot-area chart:style-name="ch4" table:cell-range-address="Arkusz1.A257:Arkusz1.M258" chart:data-source-has-labels="column" svg:x="1.331cm" svg:y="1.275cm" svg:width="11.788cm" svg:height="6.564cm">
          <chart:coordinate-region svg:x="1.952cm" svg:y="1.474cm" svg:width="10.98cm" svg:height="5.718cm"/>
          <chart:axis chart:dimension="x" chart:name="primary-x" chart:style-name="ch5">
            <chart:title svg:x="6.506cm" svg:y="8.019cm" chart:style-name="ch6">
              <text:p>fundusze</text:p>
            </chart:title>
            <chart:grid chart:style-name="ch7" chart:class="major"/>
          </chart:axis>
          <chart:axis chart:dimension="y" chart:name="primary-y" chart:style-name="ch5">
            <chart:title svg:x="0.451cm" svg:y="5.17cm" chart:style-name="ch8">
              <text:p>cena[zł]</text:p>
            </chart:title>
            <chart:grid chart:style-name="ch7" chart:class="major"/>
          </chart:axis>
          <chart:series chart:style-name="ch9" chart:values-cell-range-address="Arkusz1.B257:Arkusz1.M257" chart:label-cell-address="Arkusz1.A257:Arkusz1.A257" chart:class="chart:line">
            <chart:data-point chart:repeated="12"/>
          </chart:series>
          <chart:series chart:style-name="ch10" chart:values-cell-range-address="Arkusz1.B258:Arkusz1.M258" chart:label-cell-address="Arkusz1.A258:Arkusz1.A258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D) MIN</text:p>
                <draw:g>
                  <svg:desc>Arkusz1.A257:Arkusz1.A257</svg:desc>
                </draw:g>
              </table:table-cell>
              <table:table-cell office:value-type="float" office:value="20.82">
                <text:p>20.82</text:p>
                <draw:g>
                  <svg:desc>Arkusz1.B257:Arkusz1.M257</svg:desc>
                </draw:g>
              </table:table-cell>
              <table:table-cell office:value-type="float" office:value="21.21">
                <text:p>21.21</text:p>
              </table:table-cell>
              <table:table-cell office:value-type="float" office:value="21.92">
                <text:p>21.92</text:p>
              </table:table-cell>
              <table:table-cell office:value-type="float" office:value="18.76">
                <text:p>18.76</text:p>
              </table:table-cell>
              <table:table-cell office:value-type="float" office:value="18.94">
                <text:p>18.94</text:p>
              </table:table-cell>
              <table:table-cell office:value-type="float" office:value="19.12">
                <text:p>19.12</text:p>
              </table:table-cell>
              <table:table-cell office:value-type="float" office:value="16.04">
                <text:p>16.04</text:p>
              </table:table-cell>
              <table:table-cell office:value-type="float" office:value="16.08">
                <text:p>16.08</text:p>
              </table:table-cell>
              <table:table-cell office:value-type="float" office:value="16.12">
                <text:p>16.12</text:p>
              </table:table-cell>
              <table:table-cell office:value-type="float" office:value="20.33">
                <text:p>20.33</text:p>
              </table:table-cell>
              <table:table-cell office:value-type="float" office:value="20.41">
                <text:p>20.4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D) MAX</text:p>
                <draw:g>
                  <svg:desc>Arkusz1.A258:Arkusz1.A258</svg:desc>
                </draw:g>
              </table:table-cell>
              <table:table-cell office:value-type="float" office:value="50.9">
                <text:p>50.9</text:p>
                <draw:g>
                  <svg:desc>Arkusz1.B258:Arkusz1.M258</svg:desc>
                </draw:g>
              </table:table-cell>
              <table:table-cell office:value-type="float" office:value="51.62">
                <text:p>51.62</text:p>
              </table:table-cell>
              <table:table-cell office:value-type="float" office:value="53.12">
                <text:p>53.12</text:p>
              </table:table-cell>
              <table:table-cell office:value-type="float" office:value="58.66">
                <text:p>58.66</text:p>
              </table:table-cell>
              <table:table-cell office:value-type="float" office:value="58.96">
                <text:p>58.96</text:p>
              </table:table-cell>
              <table:table-cell office:value-type="float" office:value="59.26">
                <text:p>59.26</text:p>
              </table:table-cell>
              <table:table-cell office:value-type="float" office:value="48.15">
                <text:p>48.15</text:p>
              </table:table-cell>
              <table:table-cell office:value-type="float" office:value="48.17">
                <text:p>48.17</text:p>
              </table:table-cell>
              <table:table-cell office:value-type="float" office:value="48.19">
                <text:p>48.19</text:p>
              </table:table-cell>
              <table:table-cell office:value-type="float" office:value="50.23">
                <text:p>50.23</text:p>
              </table:table-cell>
              <table:table-cell office:value-type="float" office:value="50.23">
                <text:p>50.23</text:p>
              </table:table-cell>
              <table:table-cell office:value-type="float" office:value="50.23">
                <text:p>50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